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35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Predicted Sequence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01_01</text:p>
          </table:table-cell>
          <table:table-cell table:number-columns-repeated="2" office:value-type="string" calcext:value-type="string">
            <text:p>p, m, s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1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office:value-type="string" calcext:value-type="string">
            <text:p>h, r, c, e, s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1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office:value-type="string" calcext:value-type="string">
            <text:p>h, p, b, s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1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office:value-type="string" calcext:value-type="string">
            <text:p>h, p, s, c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1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office:value-type="string" calcext:value-type="string">
            <text:p>b, p, s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1">
          <table:table-cell office:value-type="string" calcext:value-type="string">
            <text:p>12_01</text:p>
          </table:table-cell>
          <table:table-cell table:number-columns-repeated="2" office:value-type="string" calcext:value-type="string">
            <text:p>p, g, s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1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office:value-type="string" calcext:value-type="string">
            <text:p>p, n, g, s, b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1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office:value-type="string" calcext:value-type="string">
            <text:p>t, p, g, m, r, n, s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1">
          <table:table-cell office:value-type="string" calcext:value-type="string">
            <text:p>21_03</text:p>
          </table:table-cell>
          <table:table-cell office:value-type="string" calcext:value-type="string">
            <text:p>p, n, y, s</text:p>
          </table:table-cell>
          <table:table-cell office:value-type="string" calcext:value-type="string">
            <text:p>p, n, s, y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1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office:value-type="string" calcext:value-type="string">
            <text:p>p, f, n, y, m, s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1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office:value-type="string" calcext:value-type="string">
            <text:p>p, c, b, t, a, m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1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office:value-type="string" calcext:value-type="string">
            <text:p>p, a, s, o, b, c, e, w, g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1">
          <table:table-cell office:value-type="string" calcext:value-type="string">
            <text:p>24_02</text:p>
          </table:table-cell>
          <table:table-cell office:value-type="string" calcext:value-type="string">
            <text:p>a, w, g, p, s</text:p>
          </table:table-cell>
          <table:table-cell office:value-type="string" calcext:value-type="string">
            <text:p>p, g, a, w, s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1">
          <table:table-cell office:value-type="string" calcext:value-type="string">
            <text:p>24_04</text:p>
          </table:table-cell>
          <table:table-cell table:number-columns-repeated="2" office:value-type="string" calcext:value-type="string">
            <text:p>p, c</text:p>
          </table:table-cell>
          <table:table-cell office:value-type="string" calcext:value-type="string">
            <text:p>p = plate, c = cup</text:p>
          </table:table-cell>
        </table:table-row>
        <table:table-row table:style-name="ro1">
          <table:table-cell office:value-type="string" calcext:value-type="string">
            <text:p>24_05</text:p>
          </table:table-cell>
          <table:table-cell office:value-type="string" calcext:value-type="string">
            <text:p>g, s, w, a, p</text:p>
          </table:table-cell>
          <table:table-cell office:value-type="string" calcext:value-type="string">
            <text:p>p, g, s, a, w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1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office:value-type="string" calcext:value-type="string">
            <text:p>p, t, g, c, s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07T12:55:56.930202148</dc:date>
    <meta:editing-duration>PT2H35M15S</meta:editing-duration>
    <meta:editing-cycles>3</meta:editing-cycles>
    <meta:generator>LibreOffice/6.0.7.3$Linux_X86_64 LibreOffice_project/00m0$Build-3</meta:generator>
    <meta:document-statistic meta:table-count="1" meta:cell-count="68" meta:object-count="0"/>
  </office:meta>
</office:document-meta>
</file>